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Webdings" svg:font-family="Webdings" style:font-family-generic="roman" style:font-pitch="variable" style:font-charset="x-symbol"/>
    <style:font-face style:name="Times new roman" svg:font-family="'Times new roman'" style:font-family-generic="roma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5.9875in" table:align="left" style:writing-mode="lr-tb"/>
    </style:style>
    <style:style style:name="Tabla1.A" style:family="table-column">
      <style:table-column-properties style:column-width="5.9875in"/>
    </style:style>
    <style:style style:name="Tabla1.1" style:family="table-row">
      <style:table-row-properties style:min-row-height="0.4993in" fo:keep-together="auto"/>
    </style:style>
    <style:style style:name="Tabla1.A1" style:family="table-cell">
      <style:table-cell-properties style:vertical-align="top" fo:background-color="#dbe5f1" fo:padding-left="0.075in" fo:padding-right="0.075in" fo:padding-top="0in" fo:padding-bottom="0in" fo:border="0.5pt solid #000000" style:writing-mode="lr-tb">
        <style:background-image/>
      </style:table-cell-properties>
    </style:style>
    <style:style style:name="Tabla2" style:family="table">
      <style:table-properties style:width="6.0076in" fo:margin-left="-0.0042in" table:align="left" style:writing-mode="lr-tb"/>
    </style:style>
    <style:style style:name="Tabla2.A" style:family="table-column">
      <style:table-column-properties style:column-width="1.2868in"/>
    </style:style>
    <style:style style:name="Tabla2.B" style:family="table-column">
      <style:table-column-properties style:column-width="4.7208in"/>
    </style:style>
    <style:style style:name="Tabla2.1" style:family="table-row">
      <style:table-row-properties style:min-row-height="0.2688in" fo:keep-together="auto"/>
    </style:style>
    <style:style style:name="Tabla2.A1" style:family="table-cell">
      <style:table-cell-properties style:vertical-align="middle" fo:background-color="#dbe5f1" fo:padding-left="0.0486in" fo:padding-right="0.0486in" fo:padding-top="0in" fo:padding-bottom="0in" fo:border-left="0.5pt solid #808080" fo:border-right="none" fo:border-top="0.5pt solid #808080" fo:border-bottom="0.5pt solid #808080" style:writing-mode="lr-tb">
        <style:background-image/>
      </style:table-cell-properties>
    </style:style>
    <style:style style:name="Tabla2.B1" style:family="table-cell">
      <style:table-cell-properties style:vertical-align="middle" fo:padding-left="0.0486in" fo:padding-right="0.0486in" fo:padding-top="0in" fo:padding-bottom="0in" fo:border-left="none" fo:border-right="0.5pt solid #808080" fo:border-top="0.5pt solid #808080" fo:border-bottom="0.5pt solid #808080" style:writing-mode="lr-tb"/>
    </style:style>
    <style:style style:name="Tabla4" style:family="table">
      <style:table-properties style:width="5.934in" fo:margin-left="0.0236in" table:align="left" style:writing-mode="lr-tb"/>
    </style:style>
    <style:style style:name="Tabla4.A" style:family="table-column">
      <style:table-column-properties style:column-width="5.934in"/>
    </style:style>
    <style:style style:name="Tabla4.1" style:family="table-row">
      <style:table-row-properties style:min-row-height="0.2035in" fo:keep-together="auto"/>
    </style:style>
    <style:style style:name="Tabla4.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4.2" style:family="table-row">
      <style:table-row-properties style:min-row-height="1.6854in" fo:keep-together="auto"/>
    </style:style>
    <style:style style:name="Tabla4.A2" style:family="table-cell">
      <style:table-cell-properties style:vertical-align="top" fo:padding-left="0.0486in" fo:padding-right="0.0486in" fo:padding-top="0in" fo:padding-bottom="0in" fo:border="0.5pt solid #000000" style:writing-mode="lr-tb"/>
    </style:style>
    <style:style style:name="Tabla5" style:family="table">
      <style:table-properties style:width="5.934in" fo:margin-left="0.0236in" table:align="left" style:writing-mode="lr-tb"/>
    </style:style>
    <style:style style:name="Tabla5.A" style:family="table-column">
      <style:table-column-properties style:column-width="5.934in"/>
    </style:style>
    <style:style style:name="Tabla5.1" style:family="table-row">
      <style:table-row-properties style:min-row-height="0.2035in" fo:keep-together="auto"/>
    </style:style>
    <style:style style:name="Tabla5.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5.2" style:family="table-row">
      <style:table-row-properties style:min-row-height="1.6854in" fo:keep-together="auto"/>
    </style:style>
    <style:style style:name="Tabla5.A2" style:family="table-cell">
      <style:table-cell-properties style:vertical-align="top" fo:padding-left="0.0486in" fo:padding-right="0.0486in" fo:padding-top="0in" fo:padding-bottom="0in" fo:border="0.5pt solid #000000" style:writing-mode="lr-tb"/>
    </style:style>
    <style:style style:name="Tabla6" style:family="table">
      <style:table-properties style:width="5.934in" fo:margin-left="0.0236in" table:align="left" style:writing-mode="lr-tb"/>
    </style:style>
    <style:style style:name="Tabla6.A" style:family="table-column">
      <style:table-column-properties style:column-width="5.934in"/>
    </style:style>
    <style:style style:name="Tabla6.1" style:family="table-row">
      <style:table-row-properties style:min-row-height="0.2035in" fo:keep-together="auto"/>
    </style:style>
    <style:style style:name="Tabla6.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6.2" style:family="table-row">
      <style:table-row-properties style:min-row-height="1.6854in" fo:keep-together="auto"/>
    </style:style>
    <style:style style:name="Tabla6.A2" style:family="table-cell">
      <style:table-cell-properties style:vertical-align="top" fo:padding-left="0.0486in" fo:padding-right="0.0486in" fo:padding-top="0in" fo:padding-bottom="0in" fo:border="0.5pt solid #000000" style:writing-mode="lr-tb"/>
    </style:style>
    <style:style style:name="Tabla7" style:family="table">
      <style:table-properties style:width="6.0132in" fo:margin-left="-0.0535in" table:align="left" style:writing-mode="lr-tb"/>
    </style:style>
    <style:style style:name="Tabla7.A" style:family="table-column">
      <style:table-column-properties style:column-width="2.8278in"/>
    </style:style>
    <style:style style:name="Tabla7.B" style:family="table-column">
      <style:table-column-properties style:column-width="0.4347in"/>
    </style:style>
    <style:style style:name="Tabla7.C" style:family="table-column">
      <style:table-column-properties style:column-width="0.4361in"/>
    </style:style>
    <style:style style:name="Tabla7.E" style:family="table-column">
      <style:table-column-properties style:column-width="1.8799in"/>
    </style:style>
    <style:style style:name="Tabla7.1" style:family="table-row">
      <style:table-row-properties style:min-row-height="0.0931in" fo:keep-together="auto"/>
    </style:style>
    <style:style style:name="Tabla7.A1" style:family="table-cell">
      <style:table-cell-properties style:vertical-align="middle" fo:background-color="#dbe5f1" fo:padding-left="0.0486in" fo:padding-right="0.0486in" fo:padding-top="0in" fo:padding-bottom="0in" fo:border-left="0.5pt solid #000080" fo:border-right="none" fo:border-top="0.5pt solid #000080" fo:border-bottom="0.5pt solid #000080" style:writing-mode="lr-tb">
        <style:background-image/>
      </style:table-cell-properties>
    </style:style>
    <style:style style:name="Tabla7.B1" style:family="table-cell">
      <style:table-cell-properties style:vertical-align="middle" fo:background-color="#dbe5f1" fo:padding-left="0.0486in" fo:padding-right="0.0486in" fo:padding-top="0in" fo:padding-bottom="0in" fo:border-left="0.5pt solid #000080" fo:border-right="none" fo:border-top="0.5pt solid #000080" fo:border-bottom="0.5pt solid #808080" style:writing-mode="lr-tb">
        <style:background-image/>
      </style:table-cell-properties>
    </style:style>
    <style:style style:name="Tabla7.E1" style:family="table-cell">
      <style:table-cell-properties style:vertical-align="middle" fo:background-color="#dbe5f1" fo:padding-left="0.0486in" fo:padding-right="0.0486in" fo:padding-top="0in" fo:padding-bottom="0in" fo:border="0.5pt solid #000080" style:writing-mode="lr-tb">
        <style:background-image/>
      </style:table-cell-properties>
    </style:style>
    <style:style style:name="Tabla7.2" style:family="table-row">
      <style:table-row-properties style:min-row-height="0.2313in" fo:keep-together="auto"/>
    </style:style>
    <style:style style:name="Tabla7.B2" style:family="table-cell">
      <style:table-cell-properties style:vertical-align="middle" fo:background-color="#dbe5f1" fo:padding-left="0.0486in" fo:padding-right="0.0486in" fo:padding-top="0in" fo:padding-bottom="0in" fo:border-left="0.5pt solid #000080" fo:border-right="none" fo:border-top="0.5pt solid #808080" fo:border-bottom="0.5pt solid #000080" style:writing-mode="lr-tb">
        <style:background-image/>
      </style:table-cell-properties>
    </style:style>
    <style:style style:name="Tabla7.3" style:family="table-row">
      <style:table-row-properties style:min-row-height="0.2201in" fo:keep-together="auto"/>
    </style:style>
    <style:style style:name="Tabla7.A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3" style:family="table-cell">
      <style:table-cell-properties style:vertical-align="top" fo:padding-left="0.0486in" fo:padding-right="0.0486in" fo:padding-top="0in" fo:padding-bottom="0in" fo:border="0.5pt solid #000080" style:writing-mode="lr-tb"/>
    </style:style>
    <style:style style:name="Tabla7.4" style:family="table-row">
      <style:table-row-properties fo:keep-together="auto"/>
    </style:style>
    <style:style style:name="Tabla7.A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4" style:family="table-cell">
      <style:table-cell-properties style:vertical-align="top" fo:padding-left="0.0486in" fo:padding-right="0.0486in" fo:padding-top="0in" fo:padding-bottom="0in" fo:border="0.5pt solid #000080" style:writing-mode="lr-tb"/>
    </style:style>
    <style:style style:name="Tabla7.5" style:family="table-row">
      <style:table-row-properties fo:keep-together="auto"/>
    </style:style>
    <style:style style:name="Tabla7.A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5" style:family="table-cell">
      <style:table-cell-properties style:vertical-align="top" fo:padding-left="0.0486in" fo:padding-right="0.0486in" fo:padding-top="0in" fo:padding-bottom="0in" fo:border="0.5pt solid #000080" style:writing-mode="lr-tb"/>
    </style:style>
    <style:style style:name="Tabla7.6" style:family="table-row">
      <style:table-row-properties fo:keep-together="auto"/>
    </style:style>
    <style:style style:name="Tabla7.A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6" style:family="table-cell">
      <style:table-cell-properties style:vertical-align="top" fo:padding-left="0.0486in" fo:padding-right="0.0486in" fo:padding-top="0in" fo:padding-bottom="0in" fo:border="0.5pt solid #000080" style:writing-mode="lr-tb"/>
    </style:style>
    <style:style style:name="Tabla7.7" style:family="table-row">
      <style:table-row-properties fo:keep-together="auto"/>
    </style:style>
    <style:style style:name="Tabla7.A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7" style:family="table-cell">
      <style:table-cell-properties style:vertical-align="top" fo:padding-left="0.0486in" fo:padding-right="0.0486in" fo:padding-top="0in" fo:padding-bottom="0in" fo:border="0.5pt solid #000080" style:writing-mode="lr-tb"/>
    </style:style>
    <style:style style:name="Tabla7.8" style:family="table-row">
      <style:table-row-properties fo:keep-together="auto"/>
    </style:style>
    <style:style style:name="Tabla7.A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8" style:family="table-cell">
      <style:table-cell-properties style:vertical-align="top" fo:padding-left="0.0486in" fo:padding-right="0.0486in" fo:padding-top="0in" fo:padding-bottom="0in" fo:border="0.5pt solid #000080" style:writing-mode="lr-tb"/>
    </style:style>
    <style:style style:name="Tabla7.9" style:family="table-row">
      <style:table-row-properties fo:keep-together="auto"/>
    </style:style>
    <style:style style:name="Tabla7.A9"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9"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9"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9"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9" style:family="table-cell">
      <style:table-cell-properties style:vertical-align="top" fo:padding-left="0.0486in" fo:padding-right="0.0486in" fo:padding-top="0in" fo:padding-bottom="0in" fo:border="0.5pt solid #000080" style:writing-mode="lr-tb"/>
    </style:style>
    <style:style style:name="Tabla7.10" style:family="table-row">
      <style:table-row-properties fo:keep-together="auto"/>
    </style:style>
    <style:style style:name="Tabla7.A10"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0"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0"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0"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0" style:family="table-cell">
      <style:table-cell-properties style:vertical-align="top" fo:padding-left="0.0486in" fo:padding-right="0.0486in" fo:padding-top="0in" fo:padding-bottom="0in" fo:border="0.5pt solid #000080" style:writing-mode="lr-tb"/>
    </style:style>
    <style:style style:name="Tabla7.11" style:family="table-row">
      <style:table-row-properties fo:keep-together="auto"/>
    </style:style>
    <style:style style:name="Tabla7.A11"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1"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1"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1"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1" style:family="table-cell">
      <style:table-cell-properties style:vertical-align="top" fo:padding-left="0.0486in" fo:padding-right="0.0486in" fo:padding-top="0in" fo:padding-bottom="0in" fo:border="0.5pt solid #000080" style:writing-mode="lr-tb"/>
    </style:style>
    <style:style style:name="Tabla7.12" style:family="table-row">
      <style:table-row-properties fo:keep-together="auto"/>
    </style:style>
    <style:style style:name="Tabla7.A12"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2"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2"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2"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2" style:family="table-cell">
      <style:table-cell-properties style:vertical-align="top" fo:padding-left="0.0486in" fo:padding-right="0.0486in" fo:padding-top="0in" fo:padding-bottom="0in" fo:border="0.5pt solid #000080" style:writing-mode="lr-tb"/>
    </style:style>
    <style:style style:name="Tabla7.13" style:family="table-row">
      <style:table-row-properties fo:keep-together="auto"/>
    </style:style>
    <style:style style:name="Tabla7.A1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3"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3" style:family="table-cell">
      <style:table-cell-properties style:vertical-align="top" fo:padding-left="0.0486in" fo:padding-right="0.0486in" fo:padding-top="0in" fo:padding-bottom="0in" fo:border="0.5pt solid #000080" style:writing-mode="lr-tb"/>
    </style:style>
    <style:style style:name="Tabla7.14" style:family="table-row">
      <style:table-row-properties fo:keep-together="auto"/>
    </style:style>
    <style:style style:name="Tabla7.A1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4"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4" style:family="table-cell">
      <style:table-cell-properties style:vertical-align="top" fo:padding-left="0.0486in" fo:padding-right="0.0486in" fo:padding-top="0in" fo:padding-bottom="0in" fo:border="0.5pt solid #000080" style:writing-mode="lr-tb"/>
    </style:style>
    <style:style style:name="Tabla7.15" style:family="table-row">
      <style:table-row-properties fo:keep-together="auto"/>
    </style:style>
    <style:style style:name="Tabla7.A1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5"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5" style:family="table-cell">
      <style:table-cell-properties style:vertical-align="top" fo:padding-left="0.0486in" fo:padding-right="0.0486in" fo:padding-top="0in" fo:padding-bottom="0in" fo:border="0.5pt solid #000080" style:writing-mode="lr-tb"/>
    </style:style>
    <style:style style:name="Tabla7.16" style:family="table-row">
      <style:table-row-properties fo:keep-together="auto"/>
    </style:style>
    <style:style style:name="Tabla7.A1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6"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6" style:family="table-cell">
      <style:table-cell-properties style:vertical-align="top" fo:padding-left="0.0486in" fo:padding-right="0.0486in" fo:padding-top="0in" fo:padding-bottom="0in" fo:border="0.5pt solid #000080" style:writing-mode="lr-tb"/>
    </style:style>
    <style:style style:name="Tabla7.17" style:family="table-row">
      <style:table-row-properties fo:keep-together="auto"/>
    </style:style>
    <style:style style:name="Tabla7.A1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7"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7" style:family="table-cell">
      <style:table-cell-properties style:vertical-align="top" fo:padding-left="0.0486in" fo:padding-right="0.0486in" fo:padding-top="0in" fo:padding-bottom="0in" fo:border="0.5pt solid #000080" style:writing-mode="lr-tb"/>
    </style:style>
    <style:style style:name="Tabla7.18" style:family="table-row">
      <style:table-row-properties fo:keep-together="auto"/>
    </style:style>
    <style:style style:name="Tabla7.A1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B1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C1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D18" style:family="table-cell">
      <style:table-cell-properties style:vertical-align="top" fo:padding-left="0.0486in" fo:padding-right="0.0486in" fo:padding-top="0in" fo:padding-bottom="0in" fo:border-left="0.5pt solid #000080" fo:border-right="none" fo:border-top="0.5pt solid #000080" fo:border-bottom="0.5pt solid #000080" style:writing-mode="lr-tb"/>
    </style:style>
    <style:style style:name="Tabla7.E18" style:family="table-cell">
      <style:table-cell-properties style:vertical-align="top" fo:padding-left="0.0486in" fo:padding-right="0.0486in" fo:padding-top="0in" fo:padding-bottom="0in" fo:border="0.5pt solid #000080" style:writing-mode="lr-tb"/>
    </style:style>
    <style:style style:name="Tabla7.19" style:family="table-row">
      <style:table-row-properties fo:keep-together="auto"/>
    </style:style>
    <style:style style:name="Tabla7.A19" style:family="table-cell">
      <style:table-cell-properties style:vertical-align="top" fo:background-color="#dbe5f1" fo:padding-left="0.0486in" fo:padding-right="0.0486in" fo:padding-top="0in" fo:padding-bottom="0in" fo:border-left="0.5pt solid #000080" fo:border-right="none" fo:border-top="0.5pt solid #000080" fo:border-bottom="0.5pt solid #000080" style:writing-mode="lr-tb">
        <style:background-image/>
      </style:table-cell-properties>
    </style:style>
    <style:style style:name="Tabla7.E19" style:family="table-cell">
      <style:table-cell-properties style:vertical-align="top" fo:background-color="#dbe5f1" fo:padding-left="0.0486in" fo:padding-right="0.0486in" fo:padding-top="0in" fo:padding-bottom="0in" fo:border="0.5pt solid #000080" style:writing-mode="lr-tb">
        <style:background-image/>
      </style:table-cell-properties>
    </style:style>
    <style:style style:name="Tabla3" style:family="table">
      <style:table-properties style:width="6.0028in" table:align="margins" style:writing-mode="lr-tb"/>
    </style:style>
    <style:style style:name="Tabla3.A" style:family="table-column">
      <style:table-column-properties style:column-width="6.0028in" style:rel-column-width="65535*"/>
    </style:style>
    <style:style style:name="Tabla3.1" style:family="table-row">
      <style:table-row-properties style:min-row-height="0.2965in" fo:keep-together="auto"/>
    </style:style>
    <style:style style:name="Tabla3.A1" style:family="table-cell">
      <style:table-cell-properties style:vertical-align="middle" fo:background-color="#dbe5f1" fo:padding-left="0.0486in" fo:padding-right="0.0486in" fo:padding-top="0in" fo:padding-bottom="0in" fo:border="none" style:writing-mode="lr-tb">
        <style:background-image/>
      </style:table-cell-properties>
    </style:style>
    <style:style style:name="Tabla8" style:family="table">
      <style:table-properties style:width="6.7674in" table:align="margins" style:writing-mode="lr-tb"/>
    </style:style>
    <style:style style:name="Tabla8.A" style:family="table-column">
      <style:table-column-properties style:column-width="6.7674in" style:rel-column-width="65535*"/>
    </style:style>
    <style:style style:name="Tabla8.1" style:family="table-row">
      <style:table-row-properties style:min-row-height="0.6826in" fo:keep-together="auto"/>
    </style:style>
    <style:style style:name="Tabla8.A1" style:family="table-cell">
      <style:table-cell-properties style:vertical-align="top" fo:background-color="#dbe5f1" fo:padding-left="0.0486in" fo:padding-right="0.0486in" fo:padding-top="0in" fo:padding-bottom="0in" fo:border="0.5pt solid #808080" style:writing-mode="lr-tb">
        <style:background-image/>
      </style:table-cell-properties>
    </style:style>
    <style:style style:name="Table1" style:family="table" style:master-page-name="Standard">
      <style:table-properties style:width="5.9875in" style:page-number="auto" table:align="left" style:writing-mode="lr-tb"/>
    </style:style>
    <style:style style:name="Table1.A" style:family="table-column">
      <style:table-column-properties style:column-width="5.9875in"/>
    </style:style>
    <style:style style:name="Table1.1" style:family="table-row">
      <style:table-row-properties fo:keep-together="auto"/>
    </style:style>
    <style:style style:name="Table1.A1" style:family="table-cell">
      <style:table-cell-properties style:vertical-align="top" fo:background-color="#dbe5f1" fo:padding-left="0.075in" fo:padding-right="0.075in" fo:padding-top="0in" fo:padding-bottom="0in" fo:border="0.5pt solid #000000" style:writing-mode="lr-tb">
        <style:background-image/>
      </style:table-cell-properties>
    </style:style>
    <style:style style:name="Table2" style:family="table">
      <style:table-properties style:width="6.0076in" fo:margin-left="-0.0042in" table:align="left" style:writing-mode="lr-tb"/>
    </style:style>
    <style:style style:name="Table2.A" style:family="table-column">
      <style:table-column-properties style:column-width="1.2868in"/>
    </style:style>
    <style:style style:name="Table2.B" style:family="table-column">
      <style:table-column-properties style:column-width="4.7208in"/>
    </style:style>
    <style:style style:name="Table2.1" style:family="table-row">
      <style:table-row-properties style:min-row-height="0.2688in" fo:keep-together="auto"/>
    </style:style>
    <style:style style:name="Table2.A1" style:family="table-cell">
      <style:table-cell-properties style:vertical-align="middle" fo:background-color="#dbe5f1" fo:padding-left="0.0486in" fo:padding-right="0.0486in" fo:padding-top="0in" fo:padding-bottom="0in" fo:border-left="0.5pt solid #808080" fo:border-right="none" fo:border-top="0.5pt solid #808080" fo:border-bottom="0.5pt solid #808080" style:writing-mode="lr-tb">
        <style:background-image/>
      </style:table-cell-properties>
    </style:style>
    <style:style style:name="Table2.B1" style:family="table-cell">
      <style:table-cell-properties style:vertical-align="middle" fo:padding-left="0.0486in" fo:padding-right="0.0486in" fo:padding-top="0in" fo:padding-bottom="0in" fo:border-left="none" fo:border-right="0.5pt solid #808080" fo:border-top="0.5pt solid #808080" fo:border-bottom="0.5pt solid #808080" style:writing-mode="lr-tb"/>
    </style:style>
    <style:style style:name="Table3" style:family="table">
      <style:table-properties style:width="5.934in" fo:margin-left="0.0236in" table:align="left" style:writing-mode="lr-tb"/>
    </style:style>
    <style:style style:name="Table3.A" style:family="table-column">
      <style:table-column-properties style:column-width="5.934in"/>
    </style:style>
    <style:style style:name="Table3.1" style:family="table-row">
      <style:table-row-properties style:min-row-height="0.2035in" fo:keep-together="auto"/>
    </style:style>
    <style:style style:name="Table3.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e3.2" style:family="table-row">
      <style:table-row-properties style:min-row-height="1.6854in" fo:keep-together="auto"/>
    </style:style>
    <style:style style:name="Table3.A2" style:family="table-cell">
      <style:table-cell-properties style:vertical-align="top" fo:padding-left="0.0486in" fo:padding-right="0.0486in" fo:padding-top="0in" fo:padding-bottom="0in" fo:border="0.5pt solid #000000" style:writing-mode="lr-tb"/>
    </style:style>
    <style:style style:name="Table4" style:family="table">
      <style:table-properties style:width="5.934in" fo:margin-left="0.0236in" fo:break-before="page" table:align="left" style:writing-mode="lr-tb"/>
    </style:style>
    <style:style style:name="Table4.A" style:family="table-column">
      <style:table-column-properties style:column-width="5.934in"/>
    </style:style>
    <style:style style:name="Table4.1" style:family="table-row">
      <style:table-row-properties style:min-row-height="0.2035in" fo:keep-together="auto"/>
    </style:style>
    <style:style style:name="Table4.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e4.2" style:family="table-row">
      <style:table-row-properties style:min-row-height="1.6854in" fo:keep-together="auto"/>
    </style:style>
    <style:style style:name="Table4.A2" style:family="table-cell">
      <style:table-cell-properties style:vertical-align="top" fo:padding-left="0.0486in" fo:padding-right="0.0486in" fo:padding-top="0in" fo:padding-bottom="0in" fo:border="0.5pt solid #000000" style:writing-mode="lr-tb"/>
    </style:style>
    <style:style style:name="Table5" style:family="table">
      <style:table-properties style:width="5.934in" fo:margin-left="0.0236in" table:align="left" style:writing-mode="lr-tb"/>
    </style:style>
    <style:style style:name="Table5.A" style:family="table-column">
      <style:table-column-properties style:column-width="5.934in"/>
    </style:style>
    <style:style style:name="Table5.1" style:family="table-row">
      <style:table-row-properties style:min-row-height="0.2035in" fo:keep-together="auto"/>
    </style:style>
    <style:style style:name="Table5.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e5.2" style:family="table-row">
      <style:table-row-properties style:min-row-height="1.6854in" fo:keep-together="auto"/>
    </style:style>
    <style:style style:name="Table5.A2" style:family="table-cell">
      <style:table-cell-properties style:vertical-align="top" fo:padding-left="0.0486in" fo:padding-right="0.0486in" fo:padding-top="0in" fo:padding-bottom="0in" fo:border="0.5pt solid #000000" style:writing-mode="lr-tb"/>
    </style:style>
    <style:style style:name="P1" style:family="paragraph" style:parent-style-name="Standard">
      <style:text-properties style:font-name="Calibri" fo:font-size="11pt" fo:language="es" fo:country="ES" style:font-size-asian="11pt" style:font-size-complex="11pt"/>
    </style:style>
    <style:style style:name="P2" style:family="paragraph" style:parent-style-name="Heading_20_1">
      <style:paragraph-properties style:snap-to-layout-grid="false"/>
      <style:text-properties fo:color="#333399" style:font-name="Cambria" fo:font-size="14pt" fo:language="es" fo:country="ES" fo:font-weight="normal" officeooo:paragraph-rsid="001cf581" style:font-size-asian="14pt" style:font-weight-asian="normal" style:font-size-complex="14pt" style:language-complex="zxx" style:country-complex="none" style:font-weight-complex="normal"/>
    </style:style>
    <style:style style:name="P3" style:family="paragraph" style:parent-style-name="Heading_20_1">
      <style:paragraph-properties style:snap-to-layout-grid="false"/>
      <style:text-properties fo:color="#333399" style:font-name="Cambria" fo:language="es" fo:country="ES" fo:font-weight="normal" officeooo:paragraph-rsid="001e4a9d" style:font-weight-asian="normal" style:language-complex="zxx" style:country-complex="none" style:font-weight-complex="normal"/>
    </style:style>
    <style:style style:name="P4" style:family="paragraph" style:parent-style-name="Standard">
      <style:text-properties style:font-name="Calibri" fo:font-size="11pt" fo:language="es" fo:country="ES" officeooo:paragraph-rsid="001cf581" style:font-size-asian="11pt" style:font-size-complex="11pt"/>
    </style:style>
    <style:style style:name="P5" style:family="paragraph" style:parent-style-name="Standard">
      <style:paragraph-properties style:snap-to-layout-grid="false"/>
      <style:text-properties style:font-name="Calibri" fo:font-size="8pt" fo:language="es" fo:country="ES" officeooo:paragraph-rsid="001cf581" style:font-name-asian="Times New Roman" style:font-size-asian="8pt" style:language-asian="es" style:country-asian="ES" style:font-size-complex="8pt"/>
    </style:style>
    <style:style style:name="P6" style:family="paragraph" style:parent-style-name="Standard">
      <style:text-properties style:font-name="Calibri" fo:font-size="8pt" fo:language="es" fo:country="ES" officeooo:paragraph-rsid="001cf581" style:font-name-asian="Times New Roman" style:font-size-asian="8pt" style:language-asian="es" style:country-asian="ES" style:font-size-complex="8pt"/>
    </style:style>
    <style:style style:name="P7" style:family="paragraph" style:parent-style-name="Standard">
      <style:paragraph-properties style:snap-to-layout-grid="false"/>
      <style:text-properties style:font-name="Calibri" fo:font-size="9pt" fo:language="es" fo:country="ES" fo:font-weight="bold" officeooo:paragraph-rsid="001cf581" style:font-name-asian="Times New Roman" style:font-size-asian="9pt" style:language-asian="es" style:country-asian="ES" style:font-weight-asian="bold" style:font-size-complex="10pt"/>
    </style:style>
    <style:style style:name="P8" style:family="paragraph" style:parent-style-name="Standard">
      <loext:graphic-properties draw:fill="solid" draw:fill-color="#dbe5f1" draw:opacity="100%"/>
      <style:paragraph-properties fo:background-color="#dbe5f1"/>
      <style:text-properties style:font-name="Calibri"/>
    </style:style>
    <style:style style:name="P9" style:family="paragraph" style:parent-style-name="Standard">
      <style:text-properties fo:font-size="10pt" fo:language="es" fo:country="ES" officeooo:paragraph-rsid="001cf581" style:font-name-asian="Times New Roman" style:font-size-asian="10pt" style:language-asian="es" style:country-asian="ES" style:font-size-complex="10pt"/>
    </style:style>
    <style:style style:name="P10" style:family="paragraph" style:parent-style-name="Standard">
      <style:text-properties fo:font-size="10pt" fo:language="es" fo:country="ES" officeooo:paragraph-rsid="001e4a9d" style:font-name-asian="Times New Roman" style:font-size-asian="10pt" style:language-asian="es" style:country-asian="ES" style:font-size-complex="10pt"/>
    </style:style>
    <style:style style:name="P11" style:family="paragraph" style:parent-style-name="Standard">
      <style:paragraph-properties fo:text-align="center" style:justify-single-word="false" style:snap-to-layout-grid="false"/>
      <style:text-properties fo:font-size="10pt" fo:language="es" fo:country="ES" fo:font-weight="bold" officeooo:paragraph-rsid="001cf581" style:font-name-asian="Times New Roman" style:font-size-asian="10pt" style:language-asian="es" style:country-asian="ES" style:font-weight-asian="bold" style:font-size-complex="10pt"/>
    </style:style>
    <style:style style:name="P12" style:family="paragraph" style:parent-style-name="Standard">
      <style:paragraph-properties style:snap-to-layout-grid="false"/>
      <style:text-properties fo:font-size="10pt" fo:language="es" fo:country="ES" fo:font-weight="bold" officeooo:paragraph-rsid="001cf581" style:font-name-asian="Times New Roman" style:font-size-asian="10pt" style:language-asian="es" style:country-asian="ES" style:font-weight-asian="bold" style:font-size-complex="10pt"/>
    </style:style>
    <style:style style:name="P13" style:family="paragraph" style:parent-style-name="Standard">
      <style:paragraph-properties>
        <style:tab-stops>
          <style:tab-stop style:position="0.0984in"/>
          <style:tab-stop style:position="0.1972in"/>
        </style:tab-stops>
      </style:paragraph-properties>
      <style:text-properties fo:font-size="10pt" fo:language="es" fo:country="ES" officeooo:paragraph-rsid="001cf581" style:font-size-asian="10pt"/>
    </style:style>
    <style:style style:name="P14" style:family="paragraph" style:parent-style-name="Standard">
      <style:paragraph-properties>
        <style:tab-stops>
          <style:tab-stop style:position="0.0984in"/>
          <style:tab-stop style:position="0.1972in"/>
        </style:tab-stops>
      </style:paragraph-properties>
      <style:text-properties fo:font-size="10pt" fo:language="es" fo:country="ES" officeooo:paragraph-rsid="001cf581" style:font-size-asian="10pt" style:language-asian="none" style:country-asian="none"/>
    </style:style>
    <style:style style:name="P15" style:family="paragraph" style:parent-style-name="Standard">
      <style:paragraph-properties style:snap-to-layout-grid="false"/>
      <style:text-properties fo:font-size="10pt" fo:language="es" fo:country="ES" officeooo:paragraph-rsid="001e4a9d" style:font-size-asian="10pt"/>
    </style:style>
    <style:style style:name="P16" style:family="paragraph" style:parent-style-name="Standard">
      <style:text-properties fo:font-size="10pt" fo:language="es" fo:country="ES" officeooo:paragraph-rsid="001e4a9d" style:font-size-asian="10pt"/>
    </style:style>
    <style:style style:name="P17" style:family="paragraph" style:parent-style-name="Standard">
      <style:paragraph-properties style:snap-to-layout-grid="false"/>
      <style:text-properties style:font-name="Cambria" fo:font-size="10pt" fo:language="es" fo:country="ES" officeooo:rsid="001e878d" officeooo:paragraph-rsid="001cf581" style:font-name-asian="Times New Roman" style:font-size-asian="10pt" style:language-asian="es" style:country-asian="ES" style:font-size-complex="10pt"/>
    </style:style>
    <style:style style:name="P18" style:family="paragraph" style:parent-style-name="Standard">
      <style:paragraph-properties style:snap-to-layout-grid="false"/>
      <style:text-properties style:font-name="Cambria" fo:font-size="10pt" fo:language="es" fo:country="ES" officeooo:paragraph-rsid="001cf581" style:font-name-asian="Times New Roman" style:font-size-asian="10pt" style:language-asian="es" style:country-asian="ES" style:font-size-complex="10pt"/>
    </style:style>
    <style:style style:name="P19" style:family="paragraph" style:parent-style-name="Standard">
      <style:paragraph-properties style:snap-to-layout-grid="false"/>
      <style:text-properties style:font-name="Cambria" fo:font-size="10pt" fo:language="es" fo:country="ES" officeooo:rsid="0020a0e1" officeooo:paragraph-rsid="001cf581" style:font-name-asian="Times New Roman" style:font-size-asian="10pt" style:language-asian="es" style:country-asian="ES" style:font-size-complex="10pt"/>
    </style:style>
    <style:style style:name="P20" style:family="paragraph" style:parent-style-name="Standard">
      <style:text-properties style:font-name="Cambria" fo:font-size="10pt" fo:language="es" fo:country="ES" officeooo:paragraph-rsid="001cf581" style:font-name-asian="Times New Roman" style:font-size-asian="10pt" style:language-asian="es" style:country-asian="ES" style:font-size-complex="10pt"/>
    </style:style>
    <style:style style:name="P21" style:family="paragraph" style:parent-style-name="Standard">
      <style:paragraph-properties style:snap-to-layout-grid="false"/>
      <style:text-properties style:font-name="Cambria" fo:font-size="10pt" fo:language="es" fo:country="ES" officeooo:rsid="00180a7f" officeooo:paragraph-rsid="001e4a9d" style:font-name-asian="Times New Roman" style:font-size-asian="10pt" style:language-asian="es" style:country-asian="ES" style:font-size-complex="10pt"/>
    </style:style>
    <style:style style:name="P22" style:family="paragraph" style:parent-style-name="Standard">
      <style:text-properties style:font-name="Cambria" fo:font-size="10pt" fo:language="es" fo:country="ES" officeooo:rsid="0014d613" officeooo:paragraph-rsid="001e4a9d" style:font-name-asian="Times New Roman" style:font-size-asian="10pt" style:language-asian="es" style:country-asian="ES" style:font-size-complex="10pt"/>
    </style:style>
    <style:style style:name="P23" style:family="paragraph" style:parent-style-name="Standard">
      <style:text-properties style:font-name="Cambria" fo:font-size="10pt" fo:language="es" fo:country="ES" officeooo:rsid="0016ba2b" officeooo:paragraph-rsid="001e4a9d" style:font-name-asian="Times New Roman" style:font-size-asian="10pt" style:language-asian="es" style:country-asian="ES" style:font-size-complex="10pt"/>
    </style:style>
    <style:style style:name="P24" style:family="paragraph" style:parent-style-name="Standard">
      <style:text-properties style:font-name="Cambria" fo:font-size="10pt" fo:language="es" fo:country="ES" officeooo:paragraph-rsid="001e4a9d" style:font-name-asian="Times New Roman" style:font-size-asian="10pt" style:language-asian="es" style:country-asian="ES" style:font-size-complex="10pt"/>
    </style:style>
    <style:style style:name="P25" style:family="paragraph" style:parent-style-name="Standard">
      <style:paragraph-properties style:snap-to-layout-grid="false"/>
      <style:text-properties style:font-name="Cambria" fo:font-size="10pt" fo:language="es" fo:country="ES" officeooo:rsid="001ea6bd" officeooo:paragraph-rsid="001ea6bd" style:font-name-asian="Times New Roman" style:font-size-asian="10pt" style:language-asian="es" style:country-asian="ES" style:font-size-complex="10pt"/>
    </style:style>
    <style:style style:name="P26" style:family="paragraph" style:parent-style-name="Standard">
      <style:paragraph-properties style:snap-to-layout-grid="false"/>
      <style:text-properties style:font-name="Cambria" fo:font-size="10pt" fo:language="es" fo:country="ES" fo:font-weight="bold" officeooo:paragraph-rsid="001cf581" style:font-name-asian="Times New Roman" style:font-size-asian="10pt" style:language-asian="es" style:country-asian="ES" style:font-weight-asian="bold" style:font-size-complex="10pt"/>
    </style:style>
    <style:style style:name="P27" style:family="paragraph" style:parent-style-name="Standard">
      <style:paragraph-properties style:snap-to-layout-grid="false"/>
      <style:text-properties style:font-name="Cambria" fo:font-size="10pt" fo:language="es" fo:country="ES" fo:font-weight="bold" officeooo:paragraph-rsid="001e4a9d" style:font-name-asian="Times New Roman" style:font-size-asian="10pt" style:language-asian="es" style:country-asian="ES" style:font-weight-asian="bold" style:font-size-complex="10pt"/>
    </style:style>
    <style:style style:name="P28" style:family="paragraph" style:parent-style-name="Standard">
      <style:paragraph-properties fo:text-align="end" style:justify-single-word="false" style:snap-to-layout-grid="false"/>
      <style:text-properties style:font-name="Cambria" fo:font-size="10pt" fo:language="es" fo:country="ES" fo:font-weight="bold" officeooo:paragraph-rsid="001cf581" style:font-name-asian="Times New Roman" style:font-size-asian="10pt" style:language-asian="es" style:country-asian="ES" style:font-weight-asian="bold" style:font-size-complex="10pt"/>
    </style:style>
    <style:style style:name="P29" style:family="paragraph" style:parent-style-name="Standard">
      <style:paragraph-properties style:snap-to-layout-grid="false"/>
      <style:text-properties style:font-name="Cambria" fo:font-size="10pt" fo:language="es" fo:country="ES" fo:font-weight="bold" officeooo:rsid="0021c412" officeooo:paragraph-rsid="001cf581" style:font-name-asian="Times New Roman" style:font-size-asian="10pt" style:language-asian="es" style:country-asian="ES" style:font-weight-asian="bold" style:font-size-complex="10pt"/>
    </style:style>
    <style:style style:name="P30" style:family="paragraph" style:parent-style-name="Standard">
      <style:paragraph-properties style:snap-to-layout-grid="false"/>
      <style:text-properties style:font-name="Cambria" fo:font-size="10pt" fo:language="es" fo:country="ES" fo:font-weight="bold" officeooo:rsid="001ea6bd" officeooo:paragraph-rsid="001ea6bd" style:font-name-asian="Times New Roman" style:font-size-asian="10pt" style:language-asian="es" style:country-asian="ES" style:font-weight-asian="bold" style:font-size-complex="10pt"/>
    </style:style>
    <style:style style:name="P31" style:family="paragraph" style:parent-style-name="Standard">
      <style:text-properties fo:font-size="1pt" fo:language="es" fo:country="ES" officeooo:paragraph-rsid="001cf581"/>
    </style:style>
    <style:style style:name="P32" style:family="paragraph" style:parent-style-name="Standard">
      <style:text-properties officeooo:paragraph-rsid="001cf581"/>
    </style:style>
    <style:style style:name="P33" style:family="paragraph" style:parent-style-name="Standard">
      <style:text-properties officeooo:paragraph-rsid="001e4a9d" style:font-size-complex="10pt"/>
    </style:style>
    <style:style style:name="P34" style:family="paragraph" style:parent-style-name="Standard">
      <style:paragraph-properties style:snap-to-layout-grid="false"/>
      <style:text-properties style:use-window-font-color="true" style:font-name="Cambria" fo:font-size="10pt" fo:language="es" fo:country="ES" officeooo:rsid="0014d613" officeooo:paragraph-rsid="001e4a9d" style:font-name-asian="Times New Roman" style:font-size-asian="10pt" style:language-asian="es" style:country-asian="ES" style:font-name-complex="Times New Roman" style:font-size-complex="10pt" style:language-complex="ar" style:country-complex="SA"/>
    </style:style>
    <style:style style:name="P35" style:family="paragraph" style:parent-style-name="Standard">
      <style:paragraph-properties style:snap-to-layout-grid="false"/>
      <style:text-properties style:use-window-font-color="true" style:font-name="Cambria" fo:font-size="10pt" fo:language="es" fo:country="ES" officeooo:rsid="0016ba2b" officeooo:paragraph-rsid="001e4a9d" style:font-name-asian="Times New Roman" style:font-size-asian="10pt" style:language-asian="es" style:country-asian="ES" style:font-name-complex="Times New Roman" style:font-size-complex="10pt" style:language-complex="ar" style:country-complex="SA"/>
    </style:style>
    <style:style style:name="P36" style:family="paragraph" style:parent-style-name="Standard">
      <style:text-properties fo:language="es" fo:country="ES" officeooo:paragraph-rsid="001cf581"/>
    </style:style>
    <style:style style:name="P37" style:family="paragraph" style:parent-style-name="Standard">
      <style:paragraph-properties style:snap-to-layout-grid="false"/>
      <style:text-properties fo:language="es" fo:country="ES" officeooo:paragraph-rsid="001cf581"/>
    </style:style>
    <style:style style:name="P38" style:family="paragraph" style:parent-style-name="Standard">
      <style:paragraph-properties>
        <style:tab-stops>
          <style:tab-stop style:position="0.0984in"/>
          <style:tab-stop style:position="0.1972in"/>
        </style:tab-stops>
      </style:paragraph-properties>
      <style:text-properties fo:language="es" fo:country="ES" officeooo:rsid="0021c412" officeooo:paragraph-rsid="001cf581"/>
    </style:style>
    <style:style style:name="P39" style:family="paragraph" style:parent-style-name="Standard">
      <style:text-properties fo:language="es" fo:country="ES" officeooo:paragraph-rsid="001e4a9d"/>
    </style:style>
    <style:style style:name="P40" style:family="paragraph" style:parent-style-name="Standard">
      <style:paragraph-properties fo:break-before="page"/>
      <style:text-properties fo:font-size="10pt" fo:language="es" fo:country="ES" officeooo:paragraph-rsid="001cf581" style:font-name-asian="Times New Roman" style:font-size-asian="10pt" style:language-asian="es" style:country-asian="ES" style:font-size-complex="10pt"/>
    </style:style>
    <style:style style:name="P41" style:family="paragraph" style:parent-style-name="Standard">
      <style:paragraph-properties fo:margin-left="0.0839in" fo:margin-right="0in" fo:text-indent="0in" style:auto-text-indent="false" style:snap-to-layout-grid="false"/>
    </style:style>
    <style:style style:name="P42" style:family="paragraph" style:parent-style-name="Standard">
      <style:paragraph-properties fo:margin-left="0.0839in" fo:margin-right="0in" fo:text-indent="0in" style:auto-text-indent="false"/>
      <style:text-properties style:font-name="Cambria" fo:font-size="10pt" fo:language="es" fo:country="ES" style:font-name-asian="Times New Roman" style:font-size-asian="10pt" style:language-asian="es" style:country-asian="ES" style:font-size-complex="10pt"/>
    </style:style>
    <style:style style:name="P43" style:family="paragraph" style:parent-style-name="Standard">
      <style:paragraph-properties fo:margin-left="0.2598in" fo:margin-right="0in" fo:text-indent="0in" style:auto-text-indent="false" style:snap-to-layout-grid="false"/>
    </style:style>
    <style:style style:name="P44" style:family="paragraph" style:parent-style-name="Text_20_body">
      <style:paragraph-properties fo:text-align="center" style:justify-single-word="false"/>
      <style:text-properties fo:color="#808080" style:font-name="Times new roman" fo:font-size="40pt" fo:font-weight="bold" officeooo:rsid="001ea6bd" officeooo:paragraph-rsid="001ea6bd" style:font-size-asian="40pt" style:font-weight-asian="bold" style:font-size-complex="40pt" style:font-weight-complex="bold"/>
    </style:style>
    <style:style style:name="P45" style:family="paragraph" style:parent-style-name="Text_20_body">
      <style:paragraph-properties fo:text-align="center" style:justify-single-word="false"/>
      <style:text-properties officeooo:rsid="001ea6bd" officeooo:paragraph-rsid="001ea6bd"/>
    </style:style>
    <style:style style:name="P46" style:family="paragraph" style:parent-style-name="Text_20_body" style:master-page-name="MP0">
      <style:paragraph-properties style:page-number="auto" fo:break-before="page"/>
    </style:style>
    <style:style style:name="T1" style:family="text">
      <style:text-properties fo:language="es" fo:country="ES" style:font-size-complex="10pt"/>
    </style:style>
    <style:style style:name="T2" style:family="text">
      <style:text-properties style:font-name="Calibri" fo:font-size="11pt" fo:font-weight="normal" style:font-size-asian="11pt" style:font-weight-asian="normal" style:font-size-complex="11pt" style:font-weight-complex="normal"/>
    </style:style>
    <style:style style:name="T3" style:family="text">
      <style:text-properties style:font-name="Cambria" fo:font-size="10pt" fo:language="es" fo:country="ES" fo:font-weight="bold" style:font-name-asian="Times New Roman" style:font-size-asian="10pt" style:language-asian="es" style:country-asian="ES" style:font-weight-asian="bold" style:font-size-complex="10pt"/>
    </style:style>
    <style:style style:name="T4" style:family="text">
      <style:text-properties style:font-name="Cambria" fo:font-size="10pt" fo:language="es" fo:country="ES" style:font-name-asian="Times New Roman" style:font-size-asian="10pt" style:language-asian="es" style:country-asian="ES" style:font-size-complex="10pt"/>
    </style:style>
    <style:style style:name="T5" style:family="text">
      <style:text-properties style:font-name="Cambria" fo:font-size="10pt" fo:font-weight="bold" style:font-name-asian="Times New Roman" style:font-size-asian="10pt" style:language-asian="es" style:country-asian="ES" style:font-weight-asian="bold" style:font-size-complex="10pt"/>
    </style:style>
    <style:style style:name="T6" style:family="text">
      <style:text-properties style:font-name="Cambria" fo:font-size="10pt" officeooo:rsid="0014d613" style:font-name-asian="Times New Roman" style:font-size-asian="10pt" style:language-asian="es" style:country-asian="ES" style:font-size-complex="10pt"/>
    </style:style>
    <style:style style:name="T7" style:family="text">
      <style:text-properties style:font-name="Cambria" fo:font-size="10pt" officeooo:rsid="0016ba2b" style:font-name-asian="Times New Roman" style:font-size-asian="10pt" style:language-asian="es" style:country-asian="ES" style:font-size-complex="10pt"/>
    </style:style>
    <style:style style:name="T8" style:family="text">
      <style:text-properties style:font-name="Cambria" fo:font-size="10pt" officeooo:rsid="00180a7f" style:font-name-asian="Times New Roman" style:font-size-asian="10pt" style:language-asian="es" style:country-asian="ES" style:font-size-complex="10pt"/>
    </style:style>
    <style:style style:name="T9" style:family="text">
      <style:text-properties fo:font-size="10pt" fo:font-weight="bold" style:font-name-asian="Times New Roman" style:font-size-asian="10pt" style:language-asian="es" style:country-asian="ES" style:font-weight-asian="bold" style:font-size-complex="10pt"/>
    </style:style>
    <style:style style:name="T10" style:family="text">
      <style:text-properties style:use-window-font-color="true" style:font-name="Cambria" fo:font-size="10pt" officeooo:rsid="00180a7f" style:font-name-asian="Times New Roman" style:font-size-asian="10pt" style:language-asian="es" style:country-asian="ES" style:font-name-complex="Times New Roman" style:font-size-complex="10pt" style:language-complex="ar" style:country-complex="SA"/>
    </style:style>
    <style:style style:name="T11" style:family="text">
      <style:text-properties style:use-window-font-color="true" style:font-name="Cambria" fo:font-size="10pt" officeooo:rsid="0016ba2b" style:font-name-asian="Times New Roman" style:font-size-asian="10pt" style:language-asian="es" style:country-asian="ES" style:font-name-complex="Times New Roman" style:font-size-complex="10pt" style:language-complex="ar" style:country-complex="SA"/>
    </style:style>
    <style:style style:name="T12" style:family="text">
      <style:text-properties officeooo:rsid="0014d613"/>
    </style:style>
    <style:style style:name="T13" style:family="text">
      <style:text-properties officeooo:rsid="0016ba2b"/>
    </style:style>
    <style:style style:name="T14" style:family="text">
      <style:text-properties officeooo:rsid="001ea6bd"/>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draw:fill="solid" draw:fill-color="#ffffff" draw:opacity="0%" fo:padding="0.1071in" fo:border="0.99pt solid #1f497d"/>
    </style:style>
    <style:style style:name="fr2" style:family="graphic" style:parent-style-name="Frame">
      <style:graphic-properties fo:margin-left="0.098in" fo:margin-right="0.098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fo:margin-left="0.098in" fo:margin-right="0.098in"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4"/>
      <text:p text:style-name="P44"/>
      <text:p text:style-name="P44">Tarea EIE02</text:p>
      <text:p text:style-name="P45">Christopher Vera McCaffer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1" table:style-name="Tabla1">
        <table:table-column table:style-name="Tabla1.A"/>
        <text:soft-page-break/>
        <table:table-row table:style-name="Tabla1.1">
          <table:table-cell table:style-name="Tabla1.A1" office:value-type="string">
            <text:h text:style-name="P2" text:outline-level="1">FICHA TRABAJO: SELECCIÓN DE LA IDEA DE NEGOCIO.</text:h>
          </table:table-cell>
        </table:table-row>
      </table:table>
      <text:p text:style-name="P20"/>
      <table:table table:name="Tabla2" table:style-name="Tabla2">
        <table:table-column table:style-name="Tabla2.A"/>
        <table:table-column table:style-name="Tabla2.B"/>
        <table:table-row table:style-name="Tabla2.1">
          <table:table-cell table:style-name="Tabla2.A1" office:value-type="string">
            <text:p text:style-name="P26">Nombre y Apellidos </text:p>
          </table:table-cell>
          <table:table-cell table:style-name="Tabla2.B1" office:value-type="string">
            <text:p text:style-name="P17">Christopher Vera McCaffery</text:p>
          </table:table-cell>
        </table:table-row>
      </table:table>
      <text:p text:style-name="P36"/>
      <text:p text:style-name="P31"><draw:frame draw:style-name="fr3" draw:name="Marco1" text:anchor-type="paragraph" svg:x="-0.0339in" svg:y="-0.0362in" svg:width="6.0028in" draw:z-index="0"><draw:text-box fo:min-height="0.1457in"><table:table table:name="Tabla3" table:style-name="Tabla3"><table:table-column table:style-name="Tabla3.A"/><table:table-row table:style-name="Tabla3.1"><table:table-cell table:style-name="Tabla3.A1" office:value-type="string"><text:p text:style-name="P41"><text:span text:style-name="T3">1. DESCRIPCIÓN DE LAS IDEAS DE NEGOCIO A EVALUAR</text:span></text:p><text:p text:style-name="P42"/></table:table-cell></table:table-row></table:table></draw:text-box></draw:frame></text:p>
      <table:table table:name="Tabla4" table:style-name="Tabla4">
        <table:table-column table:style-name="Tabla4.A"/>
        <table:table-row table:style-name="Tabla4.1">
          <table:table-cell table:style-name="Tabla4.A1" office:value-type="string">
            <text:p text:style-name="P37"><text:span text:style-name="T5">IDEA 1 <text:s/>Descripción: principales servicios y características generales</text:span></text:p>
          </table:table-cell>
        </table:table-row>
        <table:table-row table:style-name="Tabla4.2">
          <table:table-cell table:style-name="Tabla4.A2" office:value-type="string">
            <text:p text:style-name="P17">Juego basado en criptomonedas con el modeelo “Play to Earn (P2E)”.</text:p>
            <text:p text:style-name="P17">Dada la creciente demanda por parte de usuarios de formas de entretenimiento interactiva y el creciente descontento con los trabajos convencionales, mucha gente busca formas alternativas para ganarse la vida como hemos podido comprobar con el Boom de los NFT y las criptomonedas.</text:p>
            <text:p text:style-name="P17">La empresa ofrecería juegos con énfasis en el aspecto social que les permitiría obtener monedas digitales las cuales a su vez podrían utilizar para adquirir servicios dentro del juego o cambiarlas por dinero real en un mercado de criptodivisas. El producto no haría uso de servidores, ya que utilizaría tecnología descentralizada.</text:p>
          </table:table-cell>
        </table:table-row>
      </table:table>
      <text:p text:style-name="P9"/>
      <text:p text:style-name="P9"/>
      <table:table table:name="Tabla5" table:style-name="Tabla5">
        <table:table-column table:style-name="Tabla5.A"/>
        <table:table-row table:style-name="Tabla5.1">
          <table:table-cell table:style-name="Tabla5.A1" office:value-type="string">
            <text:p text:style-name="P37"><text:span text:style-name="T5">IDEA 2 Descripción: principales servicios y características generales</text:span></text:p>
          </table:table-cell>
        </table:table-row>
        <table:table-row table:style-name="Tabla5.2">
          <table:table-cell table:style-name="Tabla5.A2" office:value-type="string">
            <text:p text:style-name="P17">Empresa de seguridad informática.</text:p>
            <text:p text:style-name="P17">Se ofrecerían soluciones de seguridad de CISCO y Juniper a empresas, desde pymes a grandes empresas.</text:p>
            <text:p text:style-name="P17">Se ofrecería infraestructura de seguridad para redes, servidores de correo y dispositivos móviles. Se intentaría hacer especial hincapié en la protección de maquinaria industrial, ya que a día de hoy está muy de moda paralizar una industria por completo mediante ataques informáticos. El foco del esfuerzo se centraría en la seguridad en los servidores de correo y la red para evitar ataques de ransomware y en la creación contínua de backups para que, en caso de que se sufra un ataque, el daño sea mínimo.</text:p>
            <text:p text:style-name="P17">La empresa se centraría en empresas de la provincia de Guadalajara y alrededores para que, en caso de que sea necesario, se pueda enviar a un técnico para que haga reparaciones in situ en el menor tiempo posible y sin tener que mantener oficinas repartidas por todo el país.</text:p>
          </table:table-cell>
        </table:table-row>
      </table:table>
      <text:p text:style-name="P9"/>
      <text:p text:style-name="P9"/>
      <table:table table:name="Tabla6" table:style-name="Tabla6">
        <table:table-column table:style-name="Tabla6.A"/>
        <table:table-row table:style-name="Tabla6.1">
          <table:table-cell table:style-name="Tabla6.A1" office:value-type="string">
            <text:p text:style-name="P37"><text:span text:style-name="T5">IDEA 3 Descripción: principales servicios y características generales</text:span></text:p>
          </table:table-cell>
        </table:table-row>
        <table:table-row table:style-name="Tabla6.2">
          <table:table-cell table:style-name="Tabla6.A2" office:value-type="string">
            <text:p text:style-name="P17">Reacondicionamiento de equipos informáticos.</text:p>
            <text:p text:style-name="P17">Compra de “chatarra” informática para su reparación y posterior venta. Aunque el grueso del negocio sería para preparar ordenadores relativamente modernos para empresas, centros educativos etc. también se dedicaría parte del negocio a la reparación y puesta a punto de equipamiento informático antiguo, como ordenadores anteriores al año 2000, monitores CRT, iPods etc.</text:p>
            <text:p text:style-name="P17"/>
          </table:table-cell>
        </table:table-row>
      </table:table>
      <text:p text:style-name="P9"/>
      <text:p text:style-name="P40"/>
      <table:table table:name="Tabla7" table:style-name="Tabla7">
        <table:table-column table:style-name="Tabla7.A"/>
        <table:table-column table:style-name="Tabla7.B"/>
        <table:table-column table:style-name="Tabla7.C"/>
        <table:table-column table:style-name="Tabla7.B"/>
        <table:table-column table:style-name="Tabla7.E"/>
        <table:table-row table:style-name="Tabla7.1">
          <table:table-cell table:style-name="Tabla7.A1" table:number-rows-spanned="2" office:value-type="string">
            <text:p text:style-name="P37"><text:span text:style-name="T9">CRITERIOS de EVALUACIÓN</text:span></text:p>
          </table:table-cell>
          <table:table-cell table:style-name="Tabla7.B1" table:number-columns-spanned="3" office:value-type="string">
            <text:p text:style-name="P11">Puntuación <text:span text:style-name="T14">1-10</text:span></text:p>
          </table:table-cell>
          <table:covered-table-cell/>
          <table:covered-table-cell/>
          <table:table-cell table:style-name="Tabla7.E1" table:number-rows-spanned="2" office:value-type="string">
            <text:p text:style-name="P12">Observaciones</text:p>
          </table:table-cell>
        </table:table-row>
        <table:table-row table:style-name="Tabla7.2">
          <table:covered-table-cell/>
          <table:table-cell table:style-name="Tabla7.B2" office:value-type="string">
            <text:p text:style-name="P12">Idea 1</text:p>
          </table:table-cell>
          <table:table-cell table:style-name="Tabla7.B2" office:value-type="string">
            <text:p text:style-name="P12">Idea 2</text:p>
          </table:table-cell>
          <table:table-cell table:style-name="Tabla7.B2" office:value-type="string">
            <text:p text:style-name="P12">Idea 3</text:p>
          </table:table-cell>
          <table:covered-table-cell/>
        </table:table-row>
        <table:table-row table:style-name="Tabla7.3">
          <table:table-cell table:style-name="Tabla7.A18" office:value-type="string">
            <text:p text:style-name="P18">Inversión necesaria y recursos disponibles</text:p>
          </table:table-cell>
          <table:table-cell table:style-name="Tabla7.D18" office:value-type="string">
            <text:p text:style-name="P19">6</text:p>
          </table:table-cell>
          <table:table-cell table:style-name="Tabla7.C3" office:value-type="string">
            <text:p text:style-name="P25">3</text:p>
          </table:table-cell>
          <table:table-cell table:style-name="Tabla7.D18" office:value-type="string">
            <text:p text:style-name="P25">7</text:p>
          </table:table-cell>
          <table:table-cell table:style-name="Tabla7.E18" office:value-type="string">
            <text:p text:style-name="P5">Menor puntuación a mayor dificultad</text:p>
          </table:table-cell>
        </table:table-row>
        <table:table-row table:style-name="Tabla7.4">
          <table:table-cell table:style-name="Tabla7.A18" office:value-type="string">
            <text:p text:style-name="P18">Demanda <text:s/>potencial</text:p>
          </table:table-cell>
          <table:table-cell table:style-name="Tabla7.D18" office:value-type="string">
            <text:p text:style-name="P19">8</text:p>
          </table:table-cell>
          <table:table-cell table:style-name="Tabla7.C4" office:value-type="string">
            <text:p text:style-name="P25">6</text:p>
          </table:table-cell>
          <table:table-cell table:style-name="Tabla7.D18" office:value-type="string">
            <text:p text:style-name="P25">3</text:p>
          </table:table-cell>
          <table:table-cell table:style-name="Tabla7.E18" office:value-type="string">
            <text:p text:style-name="P5">A mayor demanda mayor valor</text:p>
            <text:p text:style-name="P6"/>
          </table:table-cell>
        </table:table-row>
        <table:table-row table:style-name="Tabla7.5">
          <table:table-cell table:style-name="Tabla7.A18" office:value-type="string">
            <text:p text:style-name="P18">Evolución del número de consumidores</text:p>
          </table:table-cell>
          <table:table-cell table:style-name="Tabla7.D18" office:value-type="string">
            <text:p text:style-name="P19">9</text:p>
          </table:table-cell>
          <table:table-cell table:style-name="Tabla7.C18" office:value-type="string">
            <text:p text:style-name="P25">5</text:p>
          </table:table-cell>
          <table:table-cell table:style-name="Tabla7.D18" office:value-type="string">
            <text:p text:style-name="P25">4</text:p>
          </table:table-cell>
          <table:table-cell table:style-name="Tabla7.E18" office:value-type="string">
            <text:p text:style-name="P5">A mayor potencial de crecimiento, mayor puntuación.</text:p>
          </table:table-cell>
        </table:table-row>
        <table:table-row table:style-name="Tabla7.6">
          <table:table-cell table:style-name="Tabla7.A18" office:value-type="string">
            <text:p text:style-name="P18">Número de competidores</text:p>
          </table:table-cell>
          <table:table-cell table:style-name="Tabla7.D18" office:value-type="string">
            <text:p text:style-name="P19">0</text:p>
          </table:table-cell>
          <table:table-cell table:style-name="Tabla7.C18" office:value-type="string">
            <text:p text:style-name="P25">2</text:p>
          </table:table-cell>
          <table:table-cell table:style-name="Tabla7.D18" office:value-type="string">
            <text:p text:style-name="P25">6</text:p>
          </table:table-cell>
          <table:table-cell table:style-name="Tabla7.E18" office:value-type="string">
            <text:p text:style-name="P5">Cuanta más competencia, menor puntuación</text:p>
          </table:table-cell>
        </table:table-row>
        <table:table-row table:style-name="Tabla7.7">
          <table:table-cell table:style-name="Tabla7.A18" office:value-type="string">
            <text:p text:style-name="P18">Importancia de los competidores</text:p>
          </table:table-cell>
          <table:table-cell table:style-name="Tabla7.D18" office:value-type="string">
            <text:p text:style-name="P19">3</text:p>
          </table:table-cell>
          <table:table-cell table:style-name="Tabla7.C18" office:value-type="string">
            <text:p text:style-name="P25">2</text:p>
          </table:table-cell>
          <table:table-cell table:style-name="Tabla7.D18" office:value-type="string">
            <text:p text:style-name="P25">5</text:p>
          </table:table-cell>
          <table:table-cell table:style-name="Tabla7.E18" office:value-type="string">
            <text:p text:style-name="P5">Competidores más fuertes, menor puntuación</text:p>
          </table:table-cell>
        </table:table-row>
        <table:table-row table:style-name="Tabla7.8">
          <table:table-cell table:style-name="Tabla7.A18" office:value-type="string">
            <text:p text:style-name="P18">Poder de negociación con los proveedores</text:p>
          </table:table-cell>
          <table:table-cell table:style-name="Tabla7.D18" office:value-type="string">
            <text:p text:style-name="P19">9</text:p>
          </table:table-cell>
          <table:table-cell table:style-name="Tabla7.C18" office:value-type="string">
            <text:p text:style-name="P25">2</text:p>
          </table:table-cell>
          <table:table-cell table:style-name="Tabla7.D18" office:value-type="string">
            <text:p text:style-name="P25">6</text:p>
          </table:table-cell>
          <table:table-cell table:style-name="Tabla7.E18" office:value-type="string">
            <text:p text:style-name="P5">A mayor número de proveedores posibles, mayor puntuación</text:p>
          </table:table-cell>
        </table:table-row>
        <table:table-row table:style-name="Tabla7.9">
          <table:table-cell table:style-name="Tabla7.A18" office:value-type="string">
            <text:p text:style-name="P18">Necesidad de conocimientos o titulaciones específicas</text:p>
          </table:table-cell>
          <table:table-cell table:style-name="Tabla7.D18" office:value-type="string">
            <text:p text:style-name="P19">3</text:p>
          </table:table-cell>
          <table:table-cell table:style-name="Tabla7.C18" office:value-type="string">
            <text:p text:style-name="P25">6</text:p>
          </table:table-cell>
          <table:table-cell table:style-name="Tabla7.D18" office:value-type="string">
            <text:p text:style-name="P25">9</text:p>
          </table:table-cell>
          <table:table-cell table:style-name="Tabla7.E18" office:value-type="string">
            <text:p text:style-name="P5">Mayor puntuación si disponemos de ellos o podemos adquirirlos.</text:p>
          </table:table-cell>
        </table:table-row>
        <table:table-row table:style-name="Tabla7.10">
          <table:table-cell table:style-name="Tabla7.A18" office:value-type="string">
            <text:p text:style-name="P18">Necesidad de canales de venta</text:p>
          </table:table-cell>
          <table:table-cell table:style-name="Tabla7.D18" office:value-type="string">
            <text:p text:style-name="P19">3</text:p>
          </table:table-cell>
          <table:table-cell table:style-name="Tabla7.C18" office:value-type="string">
            <text:p text:style-name="P25">7</text:p>
          </table:table-cell>
          <table:table-cell table:style-name="Tabla7.D18" office:value-type="string">
            <text:p text:style-name="P25">8</text:p>
          </table:table-cell>
          <table:table-cell table:style-name="Tabla7.E18" office:value-type="string">
            <text:p text:style-name="P5">Cuanto más complejos sean los canales, menor puntuación</text:p>
          </table:table-cell>
        </table:table-row>
        <table:table-row table:style-name="Tabla7.11">
          <table:table-cell table:style-name="Tabla7.A18" office:value-type="string">
            <text:p text:style-name="P18">Originalidad o elementos innovadores</text:p>
          </table:table-cell>
          <table:table-cell table:style-name="Tabla7.D18" office:value-type="string">
            <text:p text:style-name="P19">3</text:p>
          </table:table-cell>
          <table:table-cell table:style-name="Tabla7.C18" office:value-type="string">
            <text:p text:style-name="P25">2</text:p>
          </table:table-cell>
          <table:table-cell table:style-name="Tabla7.D18" office:value-type="string">
            <text:p text:style-name="P25">3</text:p>
          </table:table-cell>
          <table:table-cell table:style-name="Tabla7.E18" office:value-type="string">
            <text:p text:style-name="P5">Puntúa más alta la originalidad e innovación</text:p>
          </table:table-cell>
        </table:table-row>
        <table:table-row table:style-name="Tabla7.12">
          <table:table-cell table:style-name="Tabla7.A18" office:value-type="string">
            <text:p text:style-name="P18">Acceso al personal adecuado</text:p>
          </table:table-cell>
          <table:table-cell table:style-name="Tabla7.D18" office:value-type="string">
            <text:p text:style-name="P19">2</text:p>
          </table:table-cell>
          <table:table-cell table:style-name="Tabla7.C18" office:value-type="string">
            <text:p text:style-name="P25">6</text:p>
          </table:table-cell>
          <table:table-cell table:style-name="Tabla7.D18" office:value-type="string">
            <text:p text:style-name="P25">8</text:p>
          </table:table-cell>
          <table:table-cell table:style-name="Tabla7.E18" office:value-type="string">
            <text:p text:style-name="P5">A mayor disponibilidad de personal, mayor puntuación</text:p>
          </table:table-cell>
        </table:table-row>
        <table:table-row table:style-name="Tabla7.13">
          <table:table-cell table:style-name="Tabla7.A18" office:value-type="string">
            <text:p text:style-name="P18">Dedicación requerida</text:p>
          </table:table-cell>
          <table:table-cell table:style-name="Tabla7.D18" office:value-type="string">
            <text:p text:style-name="P19">2</text:p>
          </table:table-cell>
          <table:table-cell table:style-name="Tabla7.C18" office:value-type="string">
            <text:p text:style-name="P25">7</text:p>
          </table:table-cell>
          <table:table-cell table:style-name="Tabla7.D18" office:value-type="string">
            <text:p text:style-name="P25">8</text:p>
          </table:table-cell>
          <table:table-cell table:style-name="Tabla7.E18" office:value-type="string">
            <text:p text:style-name="P5">Mayor dedicación, menor puntuación</text:p>
          </table:table-cell>
        </table:table-row>
        <table:table-row table:style-name="Tabla7.14">
          <table:table-cell table:style-name="Tabla7.A18" office:value-type="string">
            <text:p text:style-name="P18">Rentabilidad esperada</text:p>
          </table:table-cell>
          <table:table-cell table:style-name="Tabla7.D18" office:value-type="string">
            <text:p text:style-name="P19">9</text:p>
          </table:table-cell>
          <table:table-cell table:style-name="Tabla7.C18" office:value-type="string">
            <text:p text:style-name="P25">7</text:p>
          </table:table-cell>
          <table:table-cell table:style-name="Tabla7.D18" office:value-type="string">
            <text:p text:style-name="P25">3</text:p>
          </table:table-cell>
          <table:table-cell table:style-name="Tabla7.E18" office:value-type="string">
            <text:p text:style-name="P5">Cuanto más rentable, mayor puntuación</text:p>
          </table:table-cell>
        </table:table-row>
        <table:table-row table:style-name="Tabla7.15">
          <table:table-cell table:style-name="Tabla7.A18" office:value-type="string">
            <text:p text:style-name="P18">Éxito de negocios similares</text:p>
          </table:table-cell>
          <table:table-cell table:style-name="Tabla7.D18" office:value-type="string">
            <text:p text:style-name="P19">2</text:p>
          </table:table-cell>
          <table:table-cell table:style-name="Tabla7.C18" office:value-type="string">
            <text:p text:style-name="P25">8</text:p>
          </table:table-cell>
          <table:table-cell table:style-name="Tabla7.D18" office:value-type="string">
            <text:p text:style-name="P25">4</text:p>
          </table:table-cell>
          <table:table-cell table:style-name="Tabla7.E18" office:value-type="string">
            <text:p text:style-name="P5">Mayor puntuación cuando existan negocios similares de éxito.</text:p>
          </table:table-cell>
        </table:table-row>
        <table:table-row table:style-name="Tabla7.16">
          <table:table-cell table:style-name="Tabla7.A18" office:value-type="string">
            <text:p text:style-name="P18">Afinidad con gustos y aficiones</text:p>
          </table:table-cell>
          <table:table-cell table:style-name="Tabla7.D18" office:value-type="string">
            <text:p text:style-name="P19">7</text:p>
          </table:table-cell>
          <table:table-cell table:style-name="Tabla7.C18" office:value-type="string">
            <text:p text:style-name="P25">8</text:p>
          </table:table-cell>
          <table:table-cell table:style-name="Tabla7.D18" office:value-type="string">
            <text:p text:style-name="P25">9</text:p>
          </table:table-cell>
          <table:table-cell table:style-name="Tabla7.E18" office:value-type="string">
            <text:p text:style-name="P5">A mayor afinidad, mayor puntuación</text:p>
          </table:table-cell>
        </table:table-row>
        <table:table-row table:style-name="Tabla7.17">
          <table:table-cell table:style-name="Tabla7.A18" office:value-type="string">
            <text:p text:style-name="P18">Afinidad con capacidades personales</text:p>
          </table:table-cell>
          <table:table-cell table:style-name="Tabla7.D18" office:value-type="string">
            <text:p text:style-name="P19">7</text:p>
          </table:table-cell>
          <table:table-cell table:style-name="Tabla7.C18" office:value-type="string">
            <text:p text:style-name="P25">7</text:p>
          </table:table-cell>
          <table:table-cell table:style-name="Tabla7.D18" office:value-type="string">
            <text:p text:style-name="P25">8</text:p>
          </table:table-cell>
          <table:table-cell table:style-name="Tabla7.E18" office:value-type="string">
            <text:p text:style-name="P5">A mayor afinidad, mayor puntuación</text:p>
          </table:table-cell>
        </table:table-row>
        <table:table-row table:style-name="Tabla7.18">
          <table:table-cell table:style-name="Tabla7.A18" office:value-type="string">
            <text:p text:style-name="P18">Apoyo familiar</text:p>
          </table:table-cell>
          <table:table-cell table:style-name="Tabla7.D18" office:value-type="string">
            <text:p text:style-name="P19">0</text:p>
          </table:table-cell>
          <table:table-cell table:style-name="Tabla7.C18" office:value-type="string">
            <text:p text:style-name="P25">0</text:p>
          </table:table-cell>
          <table:table-cell table:style-name="Tabla7.D18" office:value-type="string">
            <text:p text:style-name="P25">0</text:p>
          </table:table-cell>
          <table:table-cell table:style-name="Tabla7.E18" office:value-type="string">
            <text:p text:style-name="P5">A mayor apoyo, mayor puntuación</text:p>
          </table:table-cell>
        </table:table-row>
        <table:table-row table:style-name="Tabla7.19">
          <table:table-cell table:style-name="Tabla7.A19" office:value-type="string">
            <text:p text:style-name="P28">TOTAL PUNTOS</text:p>
          </table:table-cell>
          <table:table-cell table:style-name="Tabla7.A19" office:value-type="string">
            <text:p text:style-name="P29">73</text:p>
          </table:table-cell>
          <table:table-cell table:style-name="Tabla7.A19" office:value-type="string">
            <text:p text:style-name="P30">78</text:p>
          </table:table-cell>
          <table:table-cell table:style-name="Tabla7.A19" office:value-type="string">
            <text:p text:style-name="P30">91</text:p>
          </table:table-cell>
          <table:table-cell table:style-name="Tabla7.E19" office:value-type="string">
            <text:p text:style-name="P7"/>
          </table:table-cell>
        </table:table-row>
      </table:table>
      <text:p text:style-name="P32"><text:span text:style-name="T4">Fuente tabla: </text:span><text:a xlink:type="simple" xlink:href="http://www.factoriaemprendedores.com/soy-un/emprendedor/asesoramiento/mide-tu-perfil-emprendedor/" text:style-name="Internet_20_link" text:visited-style-name="Visited_20_Internet_20_Link"><text:span text:style-name="Internet_20_link"><text:span text:style-name="T4">Factoría de Emprendedores</text:span></text:span></text:a></text:p>
      <text:p text:style-name="P20"/>
      <text:p text:style-name="P13"><draw:frame draw:style-name="fr2" draw:name="Marco2" text:anchor-type="paragraph" svg:x="0.0272in" svg:y="0.0839in" svg:width="6.7673in" draw:z-index="1"><draw:text-box fo:min-height="0.1457in"><table:table table:name="Tabla8" table:style-name="Tabla8"><table:table-column table:style-name="Tabla8.A"/><table:table-row table:style-name="Tabla8.1"><table:table-cell table:style-name="Tabla8.A1" office:value-type="string"><text:p text:style-name="P43"><text:span text:style-name="T3">NOTA: </text:span><text:span text:style-name="T4">Trata de valorar objetivamente. Comenta en tu entorno y en el foro del curso tus ideas, pide opiniones, escucha esas valoraciones. Si es posible contacta con profesionales del sector y contrata con ellos tus propuestas.</text:span></text:p></table:table-cell></table:table-row></table:table></draw:text-box></draw:frame><draw:frame draw:style-name="fr1" draw:name="Marco3" text:anchor-type="char" svg:x="0.0146in" svg:y="0.9134in" svg:width="6.6228in" svg:height="0.6791in" draw:z-index="2"><draw:text-box><text:p text:style-name="P8">IDEA SELECCIONADA</text:p></draw:text-box></draw:frame></text:p>
      <text:p text:style-name="P14"/>
      <text:p text:style-name="P38"/>
      <text:p text:style-name="P38"/>
      <text:p text:style-name="P38"/>
      <text:p text:style-name="P38"/>
      <text:p text:style-name="P38">Seleccionaremos la idea de la empresa de seguridad. En un principio parecería que la empresa de reparación y venta de equipamiento informático sería la correcta, pero la baja rentabilidad de esos servicios harían que la expansión y crecimiento de la empresa fuesen muy lentos. En cambio, si llevamos a cabo la idea de la empresa de seguridad y sale bien, se podría organizar un departamento para la reparación y venta de equipamiento informático utilizando los contactos que ya tenemos como potenciales clientes/proveedores.</text:p>
      <text:p text:style-name="P4"><text:span text:style-name="T2"/></text:p>
      <text:p text:style-name="P1"/>
      <table:table table:name="Table1" table:style-name="Table1">
        <table:table-column table:style-name="Table1.A"/>
        <table:table-row table:style-name="Table1.1">
          <table:table-cell table:style-name="Table1.A1" office:value-type="string">
            <text:h text:style-name="P3" text:outline-level="1">Ficha: ELABORANDO NUESTRO PLAN DE EMPRESA</text:h>
          </table:table-cell>
        </table:table-row>
      </table:table>
      <text:p text:style-name="P24"/>
      <table:table table:name="Table2" table:style-name="Table2">
        <table:table-column table:style-name="Table2.A"/>
        <table:table-column table:style-name="Table2.B"/>
        <table:table-row table:style-name="Table2.1">
          <table:table-cell table:style-name="Table2.A1" office:value-type="string">
            <text:p text:style-name="P27">Nombre y Apellidos </text:p>
          </table:table-cell>
          <table:table-cell table:style-name="Table2.B1" office:value-type="string">
            <text:p text:style-name="P21">Christopher Vera McCaffery</text:p>
          </table:table-cell>
        </table:table-row>
      </table:table>
      <text:p text:style-name="P39"/>
      <table:table table:name="Table3" table:style-name="Table3">
        <table:table-column table:style-name="Table3.A"/>
        <table:table-row table:style-name="Table3.1">
          <table:table-cell table:style-name="Table3.A1" office:value-type="string">
            <text:p text:style-name="P15">Describe la Idea del negocio que vas a constituir.</text:p>
          </table:table-cell>
        </table:table-row>
        <table:table-row table:style-name="Table3.2">
          <table:table-cell table:style-name="Table3.A2" office:value-type="string">
            <text:p text:style-name="P39"><text:span text:style-name="T6">MF&amp;</text:span><text:span text:style-name="T10">P</text:span><text:span text:style-name="T6"> Security ha sido creada con la misión de proporcionar seguridad, prevención y gestión de riesgos al tejido empresarial de Guadalajara y alrededores. Ofrecemos seguridad a medida para todo tipo de empresas, deesde pymes hasta multinacionales, proporcionando siempre la más férrea seguridad.</text:span></text:p>
            <text:p text:style-name="P24"><text:span text:style-name="T12">No solo respondemos a las amenazas o ataques que nuestros clientes sufren, desde el minuto uno diseñamos infraestructuras y planes de prevención para que dichos ataques nunca ocurran y el cliente pueda trabajar a plena capacidad y con todas las garantías de seguridad.</text:span></text:p>
          </table:table-cell>
        </table:table-row>
      </table:table>
      <text:p text:style-name="P10"/>
      <text:p text:style-name="P22">Nuestro equipo está formado por:</text:p>
      <text:p text:style-name="P22"/>
      <text:p text:style-name="P22">Christopher Vera McCaffery, técnico superior en desarrollo de aplicaciones y experto en CCIE Security y CCIE Enterprise. Cuenta con amplia experiencia en materia de seguridad informática y gestión de redes, habiendo trabajado para grandes empresas como Banco Santander, Grupo Atresmedia e Inditex.</text:p>
      <text:p text:style-name="P22"/>
      <text:p text:style-name="P22">Jorge Fernández Galindo, licenciado en Derecho y Administración de Empresas (DADE), cuya carrera profesional le ha hecho todo un experto en el campo del derecho informático, <text:span text:style-name="T13">y cuyos estudios le capacitan para encargarse de todo lo relacionado con la formación de la empresa, redacción de contratos y otros asuntos no relacionados directamente con la seguridad informática</text:span>. </text:p>
      <text:p text:style-name="P22"/>
      <text:p text:style-name="P39"><text:span text:style-name="T10">Badim</text:span><text:span text:style-name="T6"> </text:span><text:span text:style-name="T10">Parkomenko</text:span><text:span text:style-name="T6">, criminal informático que a los 12 años paralizó la red ferroviaria de Inglaterra desde su casa en Kiev. Ahora utiliza sus conocimientos para hacer el bien. </text:span><text:span text:style-name="T7">No tiene educación formal más allá de la educación secundaria y su principal fuente de ingresos son las competiciones de “hacking”, </text:span><text:span text:style-name="T8">habiendo </text:span><text:span text:style-name="T10">sido medallista</text:span><text:span text:style-name="T8"> las últimas 8 ediciones de PicoCTF y 3 ciberolimpiadas.</text:span></text:p>
      <table:table table:name="Table4" table:style-name="Table4">
        <table:table-column table:style-name="Table4.A"/>
        <table:table-row table:style-name="Table4.1">
          <table:table-cell table:style-name="Table4.A1" office:value-type="string">
            <text:p text:style-name="P15">Identifica los objetivos a lograr en tu negocio.</text:p>
          </table:table-cell>
        </table:table-row>
        <table:table-row table:style-name="Table4.2">
          <table:table-cell table:style-name="Table4.A2" office:value-type="string">
            <text:p text:style-name="P34">El primer paso, antes de establecer la empresa, es hacer un estudio de mercado para identificar a los posibles clientes. Se investigarán las empresas en las zonas industriales y empresariales de la provincia de Guadalajara, dando especial importancia a las empresas cuyo volumen de negocio o importancia estratégica las convierta en objetivos susceptibles de sufrir ataques.</text:p>
            <text:p text:style-name="P34">También nos centraríamos en empresas de reciente creación que todavía no cuenten con proveedores de seguridad.</text:p>
            <text:p text:style-name="P34"/>
            <text:p text:style-name="P34">A corto plazo nuestro objetivo es conseguir al menos un cliente grande que nos permita mantener la empresa abierta. Damos por hecho que dicho cliente tardará en llegar, así que mientras tanto ofreceremos servicios básicos a pequeñas y medianas empresas. Cuando no estemos trabajando directamente con un cliente, emplearemos ese tiempo en desarrollar herramientas y técnicas propias para tener ventaja sobre los competidores que solo implementan soluciones de otras empresas, como CISCO o Juniper. También mejoraremos la formación de los empleados ofreciendo cubrir los costes de cursos y certificaciones de las últimas tecnologías.</text:p>
            <text:p text:style-name="P34"/>
            <text:p text:style-name="P34">Una vez la empresa tenga una cartera de clientes importante y haya beneficios constantes, el objetivo sería expandir la empresa al resto de Castilla la Mancha y la Comunidad de Madrid, montando oficinas donde sea necesario para poder dar un servicio rápido a nuestros clientes. <text:span text:style-name="T13">Estando ya establecidos, pondremos mucho empeño en conseguir contratos con Datacenters y administraciones públicas.</text:span></text:p>
            <text:p text:style-name="P34"/>
            <text:p text:style-name="P34">A muy largo plazo, el objetivo es cubrir toda España <text:span text:style-name="T13">y partes de Europa como Portugal y Francia. Habría que hacer un estudio de mercado para adentrarnos en el mercado de EE.UU y América Latina.</text:span></text:p>
          </table:table-cell>
        </table:table-row>
      </table:table>
      <text:p text:style-name="P10"/>
      <table:table table:name="Table5" table:style-name="Table5">
        <table:table-column table:style-name="Table5.A"/>
        <table:table-row table:style-name="Table5.1">
          <table:table-cell table:style-name="Table5.A1" office:value-type="string">
            <text:p text:style-name="P15">Define posibles estrategias a seguir.</text:p>
          </table:table-cell>
        </table:table-row>
        <table:table-row table:style-name="Table5.2">
          <table:table-cell table:style-name="Table5.A2" office:value-type="string">
            <text:p text:style-name="P35">Una posible forma de captar clientes en un principio sería ofrecer auditorías de seguridad gratuitas, para mostrar al cliente cómo podríamos haber atacado a su empresa si fuésemos un actor malicioso y, una vez vean lo vulnerable que es su negocio, ofrecer nuestros servicios.</text:p>
            <text:p text:style-name="P24"/>
            <text:p text:style-name="P24"/>
            <text:p text:style-name="P39"><text:span text:style-name="T11">Una vez la empresa esté establecida y contemos con un catálogo de herramientas propias, intentaremos eliminar en todo lo posible el papel que juegan nuestros proveedores para reducir los gastos. Con suerte para entonces ya contaremos con una reputación que atraerá a nuevos clientes, pero seguiremos ofreciendo las auditorías gratuitas.</text:span></text:p>
            <text:p text:style-name="P24"/>
            <text:p text:style-name="P23">Con una cuota de mercado aceptable intentaremos obtener contratos con las empresas más grandes del país y nos expandiremos al extranjero. Llegados a este punto centraremos una gran parte de los beneficios en el desarrollo de nuevas tecnologías y la fabricación de nuestro propio hardware, como switches, routers, servidores etc.</text:p>
          </table:table-cell>
        </table:table-row>
      </table:table>
      <text:p text:style-name="P16"/>
      <text:p text:style-name="P10"/>
      <text:p text:style-name="P33"><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Webdings" svg:font-family="Webdings" style:font-family-generic="roman" style:font-pitch="variable" style:font-charset="x-symbol"/>
    <style:font-face style:name="Times new roman" svg:font-family="'Times new roman'" style:font-family-generic="roman"/>
    <style:font-face style:name="Calibri1"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acronym" style:family="text"/>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ogloglo</meta:initial-creator>
    <meta:creation-date>2017-01-01T14:28:00Z</meta:creation-date>
    <dc:date>2021-11-08T15:45:38.871864952</dc:date>
    <meta:editing-cycles>4</meta:editing-cycles>
    <meta:editing-duration>PT2H14M38S</meta:editing-duration>
    <meta:document-statistic meta:table-count="13" meta:image-count="0" meta:object-count="0" meta:page-count="5" meta:paragraph-count="132" meta:word-count="1405" meta:character-count="9014" meta:non-whitespace-character-count="7736"/>
    <meta:template xlink:type="simple" xlink:actuate="onRequest" xlink:title="" xlink:href="Normal.dotm"/>
  </office:meta>
</office:document-meta>
</file>